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89cm" fo:min-width="1.2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88cm" fo:min-width="1.272cm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16cm" fo:min-width="7.466cm" fo:padding-top="0.142cm" fo:padding-bottom="0.142cm" fo:padding-left="0.267cm" fo:padding-right="0.26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1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2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16" style:family="graphic" style:parent-style-name="standard">
      <style:graphic-properties svg:stroke-width="0.028cm" svg:stroke-color="#729fcf" draw:marker-start-width="0.242cm" draw:marker-end-width="0.242cm" draw:fill-color="#ffffff" draw:textarea-horizontal-align="justify" draw:textarea-vertical-align="middle" draw:auto-grow-height="false" fo:min-height="7.822cm" fo:min-width="8.565cm" fo:padding-top="0.139cm" fo:padding-bottom="0.139cm" fo:padding-left="0.264cm" fo:padding-right="0.264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18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6.475cm" fo:padding-top="0.134cm" fo:padding-bottom="0.134cm" fo:padding-left="0.259cm" fo:padding-right="0.259cm"/>
    </style:style>
    <style:style style:name="gr19" style:family="graphic" style:parent-style-name="standard" style:list-style-name="L3">
      <style:graphic-properties draw:stroke="none" draw:fill="none" fo:min-height="9.75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1" style:family="graphic" style:parent-style-name="standard" style:list-style-name="L3">
      <style:graphic-properties draw:stroke="none" draw:fill="none" fo:min-height="9.75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3" style:family="graphic" style:parent-style-name="standard" style:list-style-name="L3">
      <style:graphic-properties draw:stroke="none" draw:fill="none" fo:min-height="9.75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5" style:family="graphic" style:parent-style-name="standard" style:list-style-name="L3">
      <style:graphic-properties draw:stroke="none" draw:fill="none" fo:min-height="9.75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7" style:family="graphic" style:parent-style-name="standard" style:list-style-name="L3">
      <style:graphic-properties draw:stroke="none" draw:fill="none" fo:min-height="9.75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9" style:family="graphic" style:parent-style-name="standard" style:list-style-name="L3">
      <style:graphic-properties draw:stroke="none" draw:fill="none" fo:min-height="9.75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1" style:family="graphic" style:parent-style-name="standard" style:list-style-name="L3">
      <style:graphic-properties draw:stroke="none" draw:fill="none" fo:min-height="9.75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3" style:family="graphic" style:parent-style-name="standard" style:list-style-name="L3">
      <style:graphic-properties draw:stroke="none" draw:fill="none" fo:min-height="9.75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5" style:family="graphic" style:parent-style-name="standard" style:list-style-name="L3">
      <style:graphic-properties draw:stroke="none" draw:fill="none" fo:min-height="9.75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7" style:family="graphic" style:parent-style-name="standard" style:list-style-name="L3">
      <style:graphic-properties draw:stroke="none" draw:fill="none" fo:min-height="9.75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9" style:family="graphic" style:parent-style-name="standard" style:list-style-name="L3">
      <style:graphic-properties draw:stroke="none" draw:fill="none" fo:min-height="9.75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1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5.682cm" fo:padding-top="0.134cm" fo:padding-bottom="0.134cm" fo:padding-left="0.259cm" fo:padding-right="0.259cm"/>
    </style:style>
    <style:style style:name="gr42" style:family="graphic" style:parent-style-name="standard" style:list-style-name="L3">
      <style:graphic-properties draw:stroke="none" draw:fill="none" fo:min-height="9.75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4" style:family="graphic" style:parent-style-name="standard" style:list-style-name="L3">
      <style:graphic-properties draw:stroke="none" draw:fill="none" fo:min-height="9.75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6" style:family="graphic" style:parent-style-name="standard" style:list-style-name="L3">
      <style:graphic-properties draw:stroke="none" draw:fill="none" fo:min-height="9.75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8" style:family="graphic" style:parent-style-name="standard" style:list-style-name="L3">
      <style:graphic-properties draw:stroke="none" draw:fill="none" fo:min-height="9.75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0" style:family="graphic" style:parent-style-name="standard" style:list-style-name="L3">
      <style:graphic-properties draw:stroke="none" draw:fill="none" fo:min-height="9.75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2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3.882cm" fo:padding-top="0.134cm" fo:padding-bottom="0.134cm" fo:padding-left="0.259cm" fo:padding-right="0.259cm"/>
    </style:style>
    <style:style style:name="gr53" style:family="graphic" style:parent-style-name="standard" style:list-style-name="L3">
      <style:graphic-properties draw:stroke="none" draw:fill="none" fo:min-height="9.75cm"/>
    </style:style>
    <style:style style:name="gr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5" style:family="graphic" style:parent-style-name="standard" style:list-style-name="L3">
      <style:graphic-properties draw:stroke="none" draw:fill="none" fo:min-height="9.75cm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7" style:family="graphic" style:parent-style-name="standard" style:list-style-name="L3">
      <style:graphic-properties draw:stroke="none" draw:fill="none" fo:min-height="9.75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9" style:family="graphic" style:parent-style-name="standard" style:list-style-name="L3">
      <style:graphic-properties draw:stroke="none" draw:fill="none" fo:min-height="9.75cm"/>
    </style:style>
    <style:style style:name="gr6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61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5.465cm" fo:padding-top="0.134cm" fo:padding-bottom="0.134cm" fo:padding-left="0.259cm" fo:padding-right="0.259cm"/>
    </style:style>
    <style:style style:name="gr62" style:family="graphic" style:parent-style-name="standard" style:list-style-name="L3">
      <style:graphic-properties draw:stroke="none" draw:fill="none" fo:min-height="9.75cm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64" style:family="graphic" style:parent-style-name="standard" style:list-style-name="L3">
      <style:graphic-properties draw:stroke="none" draw:fill="none" fo:min-height="9.75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66" style:family="graphic" style:parent-style-name="standard" style:list-style-name="L3">
      <style:graphic-properties draw:stroke="none" draw:fill="none" fo:min-height="9.75cm"/>
    </style:style>
    <style:style style:name="gr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68" style:family="graphic" style:parent-style-name="standard" style:list-style-name="L3">
      <style:graphic-properties draw:stroke="none" draw:fill="none" fo:min-height="9.75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70" style:family="graphic" style:parent-style-name="standard" style:list-style-name="L3">
      <style:graphic-properties draw:stroke="none" draw:fill="none" fo:min-height="9.75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72" style:family="graphic" style:parent-style-name="standard" style:list-style-name="L3">
      <style:graphic-properties draw:stroke="none" draw:fill="none" fo:min-height="9.75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74" style:family="graphic" style:parent-style-name="standard" style:list-style-name="L3">
      <style:graphic-properties draw:stroke="none" draw:fill="none" fo:min-height="9.75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76" style:family="graphic" style:parent-style-name="standard" style:list-style-name="L3">
      <style:graphic-properties draw:stroke="none" draw:fill="none" fo:min-height="9.75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78" style:family="graphic" style:parent-style-name="standard" style:list-style-name="L3">
      <style:graphic-properties draw:stroke="none" draw:fill="none" fo:min-height="9.75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80" style:family="graphic" style:parent-style-name="standard" style:list-style-name="L3">
      <style:graphic-properties draw:stroke="none" draw:fill="none" fo:min-height="9.75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82" style:family="graphic" style:parent-style-name="standard" style:list-style-name="L3">
      <style:graphic-properties draw:stroke="none" draw:fill="none" fo:min-height="9.75cm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84" style:family="graphic" style:parent-style-name="standard" style:list-style-name="L3">
      <style:graphic-properties draw:stroke="none" draw:fill="none" fo:min-height="9.75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3.465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sub_5f_header_5f_-title">
      <style:graphic-properties draw:auto-grow-height="true" fo:min-height="2.957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72bf44" fo:font-size="14pt" fo:font-weight="bold" style:font-size-asian="14pt" style:font-size-complex="14pt"/>
    </style:style>
    <style:style style:name="P12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.2cm" fo:margin-bottom="0.2cm" fo:line-height="100%" fo:text-indent="0cm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paragraph-properties style:writing-mode="lr-tb"/>
      <style:text-properties fo:color="#1c1c1c" fo:font-size="14pt" fo:font-weight="normal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111111" fo:font-size="14pt" fo:font-weight="normal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fo:color="#000000" style:font-name="OpenSans"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72bf44" fo:font-size="14pt" fo:font-weight="bold" style:font-size-asian="14pt" style:font-size-complex="14pt"/>
    </style:style>
    <style:style style:name="T9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1" style:family="text">
      <style:text-properties fo:color="#1c1c1c" fo:font-size="14pt" fo:font-weight="normal" style:font-size-asian="14pt" style:font-size-complex="14pt"/>
    </style:style>
    <style:style style:name="T12" style:family="text">
      <style:text-properties fo:color="#111111"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Hashing</text:span><text:span text:style-name="T1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<text:tab/></text:span><text:span text:style-name="T3">delete_hashtable(arr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1.936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1.936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1.807cm" svg:y="4.9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12.583cm" svg:height="10cm" svg:x="1.817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</text:span><text:span text:style-name="T6">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 xml:id="id1" text:id="id1"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</text:span><text:span text:style-name="T7">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007cm" svg:y="5.7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2.583cm" svg:height="10cm" svg:x="1.818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" anim:sub-item="text" smil:keySplines="0,0;0.2,0.5;0.8,0.5;1,0" smil:type="fade" smil:subtype="crossfade" smil:mode="out"/>
                  <anim:animateTransform smil:dur="0.25s" smil:fill="hold" smil:autoReverse="true" smil:targetElement="id1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1.807cm" svg:y="4.9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 xml:id="id2" text:id="id2"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1.707cm" svg:y="5.7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" anim:sub-item="text" smil:keySplines="0,0;0.2,0.5;0.8,0.5;1,0" smil:type="fade" smil:subtype="crossfade" smil:mode="out"/>
                  <anim:animateTransform smil:dur="0.25s" smil:fill="hold" smil:autoReverse="true" smil:targetElement="id2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407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 xml:id="id3" text:id="id3"><text:span text:style-name="T6">temp</text:span></text:p>
          </draw:text-box>
        </draw:frame>
        <draw:frame draw:style-name="gr27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1" draw:layer="layout" svg:width="0.942cm" svg:height="0.806cm" svg:x="18.394cm" svg:y="5.988cm">
          <draw:text-box>
            <text:p><text:span text:style-name="T8">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8cm" svg:y="7.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29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line draw:style-name="gr12" draw:text-style-name="P9" draw:layer="layout" svg:x1="19cm" svg:y1="7.6cm" svg:x2="19cm" svg:y2="9.3cm">
          <text:p/>
        </draw: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8cm" svg:y="7.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31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polyline draw:style-name="gr12" draw:text-style-name="P9" xml:id="id4" draw:id="id4" draw:layer="layout" svg:width="0cm" svg:height="1.699cm" svg:x="19cm" svg:y="7.6cm" svg:viewBox="0 0 0 1700" draw:points="0,0 0,1700">
          <text:p/>
        </draw:polylin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8cm" svg:y="8.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33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8cm" svg:y="8.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11" draw:text-style-name="P10" draw:layer="layout" svg:width="1.764cm" svg:height="0.806cm" svg:x="17.936cm" svg:y="7.188cm">
          <draw:text-box>
            <text:p xml:id="id5" text:id="id5"><text:span text:style-name="T7">NULL</text:span></text:p>
          </draw:text-box>
        </draw:frame>
        <draw:frame draw:style-name="gr35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2.207cm" svg:y="8.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37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18" draw:text-style-name="P6" draw:layer="layout" svg:width="6.993cm" svg:height="0.8cm" svg:x="3.007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2.2cm" svg:height="0.831cm" svg:x="16.2cm" svg:y="12cm">
          <draw:text-box>
            <text:p xml:id="id6" text:id="id6"><text:span text:style-name="T6">temp1</text:span></text:p>
          </draw:text-box>
        </draw:frame>
        <draw:frame draw:style-name="gr39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g>
          <draw:custom-shape draw:style-name="gr3" draw:text-style-name="P6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0.777cm" svg:height="0.806cm" svg:x="18.564cm" svg:y="9.394cm">
          <draw:text-box>
            <text:p><text:span text:style-name="T7">1</text:span></text:p>
          </draw:text-box>
        </draw:frame>
        <draw:frame draw:style-name="gr13" draw:text-style-name="P11" draw:layer="layout" svg:width="1.836cm" svg:height="0.806cm" svg:x="18.464cm" svg:y="10.027cm">
          <draw:text-box>
            <text:p><text:span text:style-name="T8">11</text:span></text:p>
          </draw:text-box>
        </draw:frame>
        <draw:line draw:style-name="gr12" draw:text-style-name="P9" draw:layer="layout" svg:x1="19cm" svg:y1="11.1cm" svg:x2="19cm" svg:y2="12.2cm">
          <text:p/>
        </draw:lin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41" draw:text-style-name="P6" draw:layer="layout" svg:width="6.2cm" svg:height="0.8cm" svg:x="3.2cm" svg:y="10.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0.831cm" svg:x="16.5cm" svg:y="9.3cm">
          <draw:text-box>
            <text:p><text:span text:style-name="T6">temp</text:span></text:p>
          </draw:text-box>
        </draw:fram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2.2cm" svg:height="0.831cm" svg:x="16.2cm" svg:y="12cm">
          <draw:text-box>
            <text:p><text:span text:style-name="T6">temp1</text:span></text:p>
          </draw:text-box>
        </draw:frame>
        <draw:frame draw:style-name="gr42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41" draw:text-style-name="P6" draw:layer="layout" svg:width="6.2cm" svg:height="0.8cm" svg:x="3.1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2.2cm" svg:height="0.831cm" svg:x="16.2cm" svg:y="12cm">
          <draw:text-box>
            <text:p><text:span text:style-name="T6">temp1</text:span></text:p>
          </draw:text-box>
        </draw:frame>
        <draw:frame draw:style-name="gr44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41" draw:text-style-name="P6" draw:layer="layout" svg:width="6.2cm" svg:height="0.8cm" svg:x="3.2cm" svg:y="11.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2.2cm" svg:height="0.831cm" svg:x="16.2cm" svg:y="12cm">
          <draw:text-box>
            <text:p><text:span text:style-name="T6">temp1</text:span></text:p>
          </draw:text-box>
        </draw:frame>
        <draw:frame draw:style-name="gr5" draw:text-style-name="P8" draw:layer="layout" svg:width="2.2cm" svg:height="0.831cm" svg:x="16.258cm" svg:y="12.867cm">
          <draw:text-box>
            <text:p xml:id="id7" text:id="id7"><text:span text:style-name="T6">temp</text:span></text:p>
          </draw:text-box>
        </draw:frame>
        <draw:frame draw:style-name="gr46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41" draw:text-style-name="P6" draw:layer="layout" svg:width="6.2cm" svg:height="0.8cm" svg:x="2.3cm" svg:y="8.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2.2cm" svg:height="0.831cm" svg:x="16.2cm" svg:y="12cm">
          <draw:text-box>
            <text:p><text:span text:style-name="T6">temp1</text:span></text:p>
          </draw:text-box>
        </draw:frame>
        <draw:frame draw:style-name="gr5" draw:text-style-name="P8" draw:layer="layout" svg:width="2.2cm" svg:height="0.831cm" svg:x="16.258cm" svg:y="12.867cm">
          <draw:text-box>
            <text:p><text:span text:style-name="T6">temp</text:span></text:p>
          </draw:text-box>
        </draw:frame>
        <draw:frame draw:style-name="gr48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41" draw:text-style-name="P6" draw:layer="layout" svg:width="6.2cm" svg:height="0.8cm" svg:x="3.1cm" svg:y="9.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2cm" svg:height="0.831cm" svg:x="21cm" svg:y="11.769cm">
          <draw:text-box>
            <text:p><text:span text:style-name="T6">temp1 = NULL</text:span></text:p>
          </draw:text-box>
        </draw:frame>
        <draw:frame draw:style-name="gr5" draw:text-style-name="P8" draw:layer="layout" svg:width="2.2cm" svg:height="0.831cm" svg:x="16.258cm" svg:y="12.867cm">
          <draw:text-box>
            <text:p><text:span text:style-name="T6">temp</text:span></text:p>
          </draw:text-box>
        </draw:frame>
        <draw:frame draw:style-name="gr50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g>
          <draw:custom-shape draw:style-name="gr3" draw:text-style-name="P6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18.2cm" svg:y="13.533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623cm" svg:y="12.061cm">
          <draw:text-box>
            <text:p><text:span text:style-name="T7">1</text:span></text:p>
          </draw:text-box>
        </draw:frame>
        <draw:frame draw:style-name="gr14" draw:text-style-name="P11" draw:layer="layout" svg:width="1.342cm" svg:height="0.806cm" svg:x="18.458cm" svg:y="12.867cm">
          <draw:text-box>
            <text:p><text:span text:style-name="T8">21</text:span></text:p>
          </draw:text-box>
        </draw:frame>
        <draw:custom-shape draw:style-name="gr52" draw:text-style-name="P6" draw:layer="layout" svg:width="4.4cm" svg:height="0.8cm" svg:x="3.1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2cm" svg:height="0.831cm" svg:x="21cm" svg:y="11.769cm">
          <draw:text-box>
            <text:p><text:span text:style-name="T6">temp1 = NULL</text:span></text:p>
          </draw:text-box>
        </draw:frame>
        <draw:frame draw:style-name="gr5" draw:text-style-name="P8" draw:layer="layout" svg:width="2.2cm" svg:height="0.831cm" svg:x="16.258cm" svg:y="12.867cm">
          <draw:text-box>
            <text:p><text:span text:style-name="T6">temp</text:span></text:p>
          </draw:text-box>
        </draw:frame>
        <draw:frame draw:style-name="gr53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52" draw:text-style-name="P6" draw:layer="layout" svg:width="4.4cm" svg:height="0.8cm" svg:x="3.1cm" svg:y="10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2cm" svg:height="0.831cm" svg:x="21cm" svg:y="11.769cm">
          <draw:text-box>
            <text:p><text:span text:style-name="T6">temp1 = NULL</text:span></text:p>
          </draw:text-box>
        </draw:frame>
        <draw:frame draw:style-name="gr55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52" draw:text-style-name="P6" draw:layer="layout" svg:width="4.4cm" svg:height="0.8cm" svg:x="3.1cm" svg:y="11.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2cm" svg:height="0.831cm" svg:x="21cm" svg:y="11.769cm">
          <draw:text-box>
            <text:p><text:span text:style-name="T6">temp1 = NULL</text:span></text:p>
          </draw:text-box>
        </draw:frame>
        <draw:frame draw:style-name="gr5" draw:text-style-name="P8" draw:layer="layout" svg:width="3.742cm" svg:height="0.831cm" svg:x="16.258cm" svg:y="11.738cm">
          <draw:text-box>
            <text:p xml:id="id8" text:id="id8"><text:span text:style-name="T6">temp =NULL</text:span></text:p>
          </draw:text-box>
        </draw:frame>
        <draw:frame draw:style-name="gr57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52" draw:text-style-name="P6" draw:layer="layout" svg:width="4.4cm" svg:height="0.8cm" svg:x="2.319cm" svg:y="8.81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2cm" svg:height="0.831cm" svg:x="21cm" svg:y="11.769cm">
          <draw:text-box>
            <text:p><text:span text:style-name="T6">temp1 = NULL</text:span></text:p>
          </draw:text-box>
        </draw:frame>
        <draw:frame draw:style-name="gr5" draw:text-style-name="P8" draw:layer="layout" svg:width="3.742cm" svg:height="0.831cm" svg:x="16.258cm" svg:y="11.739cm">
          <draw:text-box>
            <text:p xml:id="id9" text:id="id9"><text:span text:style-name="T6">temp =NULL</text:span></text:p>
          </draw:text-box>
        </draw:frame>
        <draw:frame draw:style-name="gr59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9" anim:sub-item="text" smil:keySplines="0,0;0.2,0.5;0.8,0.5;1,0" smil:type="fade" smil:subtype="crossfade" smil:mode="out"/>
                  <anim:animateTransform smil:dur="0.25s" smil:fill="hold" smil:autoReverse="true" smil:targetElement="id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 xml:id="id10" text:id="id10"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1.817cm" svg:y="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62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0" anim:sub-item="text" smil:keySplines="0,0;0.2,0.5;0.8,0.5;1,0" smil:type="fade" smil:subtype="crossfade" smil:mode="out"/>
                  <anim:animateTransform smil:dur="0.25s" smil:fill="hold" smil:autoReverse="true" smil:targetElement="id10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1.817cm" svg:y="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64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 xml:id="id11" text:id="id11"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217cm" svg:y="5.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66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1" anim:sub-item="text" smil:keySplines="0,0;0.2,0.5;0.8,0.5;1,0" smil:type="fade" smil:subtype="crossfade" smil:mode="out"/>
                  <anim:animateTransform smil:dur="0.25s" smil:fill="hold" smil:autoReverse="true" smil:targetElement="id11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417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4cm" svg:height="0.831cm" svg:x="21.8cm" svg:y="9.2cm">
          <draw:text-box>
            <text:p xml:id="id12" text:id="id12"><text:span text:style-name="T6">temp = NULL</text:span></text:p>
          </draw:text-box>
        </draw:frame>
        <draw:frame draw:style-name="gr68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1" draw:layer="layout" svg:width="0.942cm" svg:height="0.806cm" svg:x="21.494cm" svg:y="5.994cm">
          <draw:text-box>
            <text:p><text:span text:style-name="T8">3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7cm" svg:y="7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4cm" svg:height="0.831cm" svg:x="21.8cm" svg:y="9.2cm">
          <draw:text-box>
            <text:p><text:span text:style-name="T6">temp = NULL</text:span></text:p>
          </draw:text-box>
        </draw:frame>
        <draw:frame draw:style-name="gr70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7cm" svg:y="7.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4cm" svg:height="0.831cm" svg:x="21.8cm" svg:y="9.2cm">
          <draw:text-box>
            <text:p><text:span text:style-name="T6">temp = NULL</text:span></text:p>
          </draw:text-box>
        </draw:frame>
        <draw:frame draw:style-name="gr72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 xml:id="id13" text:id="id13"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8cm" svg:y="8.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4cm" svg:height="0.831cm" svg:x="21.8cm" svg:y="9.2cm">
          <draw:text-box>
            <text:p><text:span text:style-name="T6">temp = NULL</text:span></text:p>
          </draw:text-box>
        </draw:frame>
        <draw:frame draw:style-name="gr74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3" anim:sub-item="text" smil:keySplines="0,0;0.2,0.5;0.8,0.5;1,0" smil:type="fade" smil:subtype="crossfade" smil:mode="out"/>
                  <anim:animateTransform smil:dur="0.25s" smil:fill="hold" smil:autoReverse="true" smil:targetElement="id13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3cm" svg:y="8.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5" draw:text-style-name="P8" draw:layer="layout" svg:width="4.4cm" svg:height="0.831cm" svg:x="21.8cm" svg:y="9.2cm">
          <draw:text-box>
            <text:p xml:id="id14" text:id="id14"><text:span text:style-name="T6">temp = NULL</text:span></text:p>
          </draw:text-box>
        </draw:frame>
        <draw:frame draw:style-name="gr76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4" anim:sub-item="text" smil:keySplines="0,0;0.2,0.5;0.8,0.5;1,0" smil:type="fade" smil:subtype="crossfade" smil:mode="out"/>
                  <anim:animateTransform smil:dur="0.25s" smil:fill="hold" smil:autoReverse="true" smil:targetElement="id14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1.917cm" svg:y="4.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78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 xml:id="id15" text:id="id15"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2.2cm" svg:y="5.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80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5" anim:sub-item="text" smil:keySplines="0,0;0.2,0.5;0.8,0.5;1,0" smil:type="fade" smil:subtype="crossfade" smil:mode="out"/>
                  <anim:animateTransform smil:dur="0.25s" smil:fill="hold" smil:autoReverse="true" smil:targetElement="id15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1.817cm" svg:y="4.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82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custom-shape draw:style-name="gr16" draw:text-style-name="P6" draw:layer="layout" svg:width="9.093cm" svg:height="8.1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13" draw:layer="layout" svg:width="13.4cm" svg:height="1.145cm" svg:x="1.6cm" svg:y="3.401cm">
          <draw:text-box>
            <text:list text:style-name="L3">
              <text:list-item>
                <text:p text:style-name="P12"><text:span text:style-name="T9">Algorithm</text:span></text:p>
              </text:list-item>
            </text:list>
          </draw:text-box>
        </draw:frame>
        <draw:frame presentation:style-name="pr5" draw:text-style-name="P7" draw:layer="layout" svg:width="27.051cm" svg:height="2.597cm" svg:x="0.549cm" svg:y="0.207cm" presentation:class="title" presentation:user-transformed="true">
          <draw:text-box>
            <text:p><text:span text:style-name="T4">Data Structure –Hashing </text:span><text:span text:style-name="T5"><text:line-break/></text:span><text:span text:style-name="T5">delete_hashtable(arr)</text:span></text:p>
          </draw:text-box>
        </draw:frame>
        <draw:frame draw:style-name="gr5" draw:text-style-name="P8" draw:layer="layout" svg:width="3cm" svg:height="0.831cm" svg:x="17.4cm" svg:y="2.811cm">
          <draw:text-box>
            <text:p><text:span text:style-name="T6">SIZE = 5</text:span></text:p>
          </draw:text-box>
        </draw:frame>
        <draw:custom-shape draw:style-name="gr6" draw:text-style-name="P6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8.036cm" svg:y1="4.594cm" svg:x2="18.036cm" svg:y2="8.194cm">
          <text:p/>
        </draw:line>
        <draw:line draw:style-name="gr7" draw:text-style-name="P9" draw:layer="layout" svg:x1="19.636cm" svg:y1="4.594cm" svg:x2="19.636cm" svg:y2="8.194cm">
          <text:p/>
        </draw:line>
        <draw:line draw:style-name="gr7" draw:text-style-name="P9" draw:layer="layout" svg:x1="21.236cm" svg:y1="4.594cm" svg:x2="21.236cm" svg:y2="8.194cm">
          <text:p/>
        </draw:line>
        <draw:line draw:style-name="gr7" draw:text-style-name="P9" draw:layer="layout" svg:x1="22.836cm" svg:y1="4.594cm" svg:x2="22.836cm" svg:y2="8.194cm">
          <text:p/>
        </draw:line>
        <draw:line draw:style-name="gr7" draw:text-style-name="P9" draw:layer="layout" svg:x1="16.436cm" svg:y1="5.794cm" svg:x2="24.436cm" svg:y2="5.794cm">
          <text:p/>
        </draw:line>
        <draw:line draw:style-name="gr7" draw:text-style-name="P9" draw:layer="layout" svg:x1="16.436cm" svg:y1="6.994cm" svg:x2="24.436cm" svg:y2="6.994cm">
          <text:p/>
        </draw:line>
        <draw:frame draw:style-name="gr8" draw:text-style-name="P8" draw:layer="layout" svg:width="2.8cm" svg:height="1.411cm" svg:x="14.436cm" svg:y="4.794cm">
          <draw:text-box>
            <text:p><text:span text:style-name="T6">key</text:span></text:p>
          </draw:text-box>
        </draw:frame>
        <draw:frame draw:style-name="gr8" draw:text-style-name="P8" draw:layer="layout" svg:width="2.8cm" svg:height="1.411cm" svg:x="14.436cm" svg:y="5.987cm">
          <draw:text-box>
            <text:p><text:span text:style-name="T6">value</text:span></text:p>
          </draw:text-box>
        </draw:frame>
        <draw:frame draw:style-name="gr5" draw:text-style-name="P8" draw:layer="layout" svg:width="2.464cm" svg:height="0.831cm" svg:x="14.536cm" svg:y="7.194cm">
          <draw:text-box>
            <text:p><text:span text:style-name="T6">link</text:span></text:p>
          </draw:text-box>
        </draw:frame>
        <draw:frame draw:style-name="gr5" draw:text-style-name="P8" draw:layer="layout" svg:width="3cm" svg:height="0.831cm" svg:x="16.307cm" svg:y="3.9cm">
          <draw:text-box>
            <text:p><text:span text:style-name="T6">arr</text:span></text:p>
          </draw:text-box>
        </draw:frame>
        <draw:frame draw:style-name="gr9" draw:text-style-name="P10" draw:layer="layout" svg:width="0.777cm" svg:height="0.806cm" svg:x="16.836cm" svg:y="4.806cm">
          <draw:text-box>
            <text:p><text:span text:style-name="T7">0</text:span></text:p>
          </draw:text-box>
        </draw:frame>
        <draw:frame draw:style-name="gr10" draw:text-style-name="P10" draw:layer="layout" svg:width="0.942cm" svg:height="0.806cm" svg:x="16.859cm" svg:y="5.994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16.472cm" svg:y="7.194cm">
          <draw:text-box>
            <text:p><text:span text:style-name="T7">NULL</text:span></text:p>
          </draw:text-box>
        </draw:frame>
        <draw:frame draw:style-name="gr9" draw:text-style-name="P10" draw:layer="layout" svg:width="0.777cm" svg:height="0.806cm" svg:x="18.359cm" svg:y="4.788cm">
          <draw:text-box>
            <text:p><text:span text:style-name="T7">1</text:span></text:p>
          </draw:text-box>
        </draw:frame>
        <draw:frame draw:style-name="gr10" draw:text-style-name="P16" draw:layer="layout" svg:width="0.942cm" svg:height="0.806cm" svg:x="18.294cm" svg:y="5.988cm">
          <draw:text-box>
            <text:p><text:span text:style-name="T11">-1</text:span></text:p>
          </draw:text-box>
        </draw:frame>
        <draw:frame draw:style-name="gr11" draw:text-style-name="P10" draw:layer="layout" svg:width="1.764cm" svg:height="0.806cm" svg:x="19.636cm" svg:y="7.188cm">
          <draw:text-box>
            <text:p><text:span text:style-name="T7">NULL</text:span></text:p>
          </draw:text-box>
        </draw:frame>
        <draw:frame draw:style-name="gr11" draw:text-style-name="P10" draw:layer="layout" svg:width="1.764cm" svg:height="0.806cm" svg:x="21.236cm" svg:y="7.188cm">
          <draw:text-box>
            <text:p><text:span text:style-name="T7">NULL</text:span></text:p>
          </draw:text-box>
        </draw:frame>
        <draw:frame draw:style-name="gr10" draw:text-style-name="P10" draw:layer="layout" svg:width="0.942cm" svg:height="0.806cm" svg:x="19.836cm" svg:y="5.994cm">
          <draw:text-box>
            <text:p><text:span text:style-name="T7">-1</text:span></text:p>
          </draw:text-box>
        </draw:frame>
        <draw:frame draw:style-name="gr9" draw:text-style-name="P10" draw:layer="layout" svg:width="0.777cm" svg:height="0.806cm" svg:x="19.859cm" svg:y="4.788cm">
          <draw:text-box>
            <text:p><text:span text:style-name="T7">2</text:span></text:p>
          </draw:text-box>
        </draw:frame>
        <draw:frame draw:style-name="gr9" draw:text-style-name="P10" draw:layer="layout" svg:width="0.777cm" svg:height="0.806cm" svg:x="21.459cm" svg:y="4.794cm">
          <draw:text-box>
            <text:p><text:span text:style-name="T7">3</text:span></text:p>
          </draw:text-box>
        </draw:frame>
        <draw:frame draw:style-name="gr10" draw:text-style-name="P17" draw:layer="layout" svg:width="0.942cm" svg:height="0.806cm" svg:x="21.494cm" svg:y="5.994cm">
          <draw:text-box>
            <text:p><text:span text:style-name="T12">-1</text:span></text:p>
          </draw:text-box>
        </draw:frame>
        <draw:frame draw:style-name="gr9" draw:text-style-name="P10" draw:layer="layout" svg:width="0.777cm" svg:height="0.806cm" svg:x="23.236cm" svg:y="4.794cm">
          <draw:text-box>
            <text:p><text:span text:style-name="T7">4</text:span></text:p>
          </draw:text-box>
        </draw:frame>
        <draw:frame draw:style-name="gr10" draw:text-style-name="P10" draw:layer="layout" svg:width="0.942cm" svg:height="0.806cm" svg:x="23.136cm" svg:y="5.988cm">
          <draw:text-box>
            <text:p><text:span text:style-name="T7">-1</text:span></text:p>
          </draw:text-box>
        </draw:frame>
        <draw:frame draw:style-name="gr11" draw:text-style-name="P10" draw:layer="layout" svg:width="1.764cm" svg:height="0.806cm" svg:x="22.836cm" svg:y="7.194cm">
          <draw:text-box>
            <text:p><text:span text:style-name="T7">NULL</text:span></text:p>
          </draw:text-box>
        </draw:frame>
        <draw:custom-shape draw:style-name="gr61" draw:text-style-name="P6" draw:layer="layout" svg:width="5.983cm" svg:height="0.8cm" svg:x="1.807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64cm" svg:height="0.806cm" svg:x="17.936cm" svg:y="7.188cm">
          <draw:text-box>
            <text:p><text:span text:style-name="T7">NULL</text:span></text:p>
          </draw:text-box>
        </draw:frame>
        <draw:frame draw:style-name="gr84" draw:text-style-name="P15" draw:layer="layout" svg:width="12.583cm" svg:height="10cm" svg:x="1.819cm" svg:y="5cm">
          <draw:text-box>
            <text:p text:style-name="P14"><text:span text:style-name="T10">for (i = 0 upto SIZE )</text:span><text:span text:style-name="T10"><text:tab/></text:span></text:p>
            <text:p text:style-name="P14"><text:span text:style-name="T10"><text:s text:c="3"/></text:span><text:span text:style-name="T10">if(arr[i].value != -1)</text:span></text:p>
            <text:p text:style-name="P14"><text:span text:style-name="T10"><text:tab/></text:span><text:span text:style-name="T10">temp = arr[i].link</text:span></text:p>
            <text:p text:style-name="P14"><text:span text:style-name="T10"><text:tab/></text:span><text:span text:style-name="T10">arr[i].value = -1</text:span></text:p>
            <text:p text:style-name="P14"><text:span text:style-name="T10"><text:tab/></text:span><text:span text:style-name="T10">arr[i].link = NULL</text:span></text:p>
            <text:p text:style-name="P14"><text:span text:style-name="T10"><text:s text:c="3"/></text:span><text:span text:style-name="T10">while (temp)</text:span></text:p>
            <text:p text:style-name="P14"><text:span text:style-name="T10"><text:tab/></text:span><text:span text:style-name="T10">temp1 = temp-&gt;link</text:span></text:p>
            <text:p text:style-name="P14"><text:span text:style-name="T10"><text:tab/></text:span><text:span text:style-name="T10">free(temp)</text:span></text:p>
            <text:p text:style-name="P14"><text:span text:style-name="T10"><text:tab/></text:span><text:span text:style-name="T10">temp = temp1</text:span><text:span text:style-name="T10"><text:tab/></text:span><text:span text:style-name="T10"><text:tab/></text:span><text:span text:style-name="T10"><text:tab/></text:span></text:p>
            <text:p text:style-name="P14"><text:span text:style-name="T10">return e_true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7.3cm" svg:height="2.957cm" svg:x="0.9cm" svg:y="10.864cm" presentation:class="title" presentation:user-transformed="true">
          <draw:text-box>
            <text:p><text:span text:style-name="T3"><text:tab/></text:span><text:span text:style-name="T3">Code -delete_hashtable(arr,dat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10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10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10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3DT7H19M35S</meta:editing-duration>
    <meta:editing-cycles>178</meta:editing-cycles>
    <meta:generator>LibreOffice/6.0.7.3$Linux_X86_64 LibreOffice_project/00m0$Build-3</meta:generator>
    <dc:title>Bright Blue</dc:title>
    <dc:date>2020-08-22T15:07:03.883578980</dc:date>
    <meta:document-statistic meta:object-count="1506"/>
    <meta:template xlink:type="simple" xlink:actuate="onRequest" xlink:title="Bright Blue" xlink:href="../../Queue/Introduction/R05_Flowchart.odp" meta:date="2020-04-08T20:36:48.497255069"/>
  </office:meta>
</office:document-meta>
</file>